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ClassFilterTests.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otClassFilterTests.tes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ClassFilterTests.tes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ClassFilterTests.tes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